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Arial2" svg:font-family="Arial" style:font-adornments="Itálico" style:font-family-generic="swiss" style:font-pitch="variable"/>
    <style:font-face style:name="Arial3" svg:font-family="Arial" style:font-adornments="Itálico Negrit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able_20_Contents">
      <style:paragraph-properties fo:text-align="justify" style:justify-single-word="false"/>
      <style:text-properties style:font-name="Arial" style:font-size-asian="10.5pt"/>
    </style:style>
    <style:style style:name="P2" style:family="paragraph" style:parent-style-name="Table_20_Contents">
      <style:paragraph-properties fo:text-align="center" style:justify-single-word="false"/>
      <style:text-properties style:font-name="Arial" style:font-size-asian="10.5pt"/>
    </style:style>
    <style:style style:name="P3" style:family="paragraph" style:parent-style-name="Heading_20_1" style:list-style-name="Numeração_20_1_20_-_20_IFSC"/>
    <style:style style:name="P4" style:family="paragraph" style:parent-style-name="Heading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" style:family="paragraph" style:parent-style-name="Heading_20_1" style:list-style-name="Numeração_20_1_20_-_20_IFSC">
      <style:paragraph-properties fo:break-before="page"/>
    </style:style>
    <style:style style:name="P6" style:family="paragraph" style:parent-style-name="Heading_20_2" style:list-style-name="Numeração_20_1_20_-_20_IFSC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Título_20_1_20_-_20_IFSC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h text:style-name="P4" text:outline-level="1">1REDE GSM<text:tab/>2</text:h>
        </text:index-body>
      </text:table-of-content>
      <text:list xml:id="list691913608" text:style-name="Numeração_20_1_20_-_20_IFSC">
        <text:list-header>
          <text:h text:style-name="P3" text:outline-level="1"/>
          <text:h text:style-name="P3" text:outline-level="1"/>
        </text:list-header>
        <text:list-item>
          <text:h text:style-name="P5" text:outline-level="1">REDE GSM</text:h>
        </text:list-item>
      </text:list>
      <text:p text:style-name="Text_20_body"><text:span text:style-name="T1"><text:tab/></text:span><text:span text:style-name="T2">O Sistema Global para Comunicações Móveis, do inglês </text:span><text:span text:style-name="T1">Global System of Mobile Communications </text:span><text:span text:style-name="T2">(GSM), foi a inovação tecnológica de maior sucesso na história e que hoje possui bilhões de clientes no mundo.</text:span></text:p>
      <text:list xml:id="list1844199266" text:continue-numbering="true" text:style-name="Numeração_20_1_20_-_20_IFSC">
        <text:list-item>
          <text:list>
            <text:list-item>
              <text:h text:style-name="P6" text:outline-level="2">ARQUITETURA DA REDE GSM</text:h>
            </text:list-item>
          </text:list>
        </text:list-item>
      </text:list>
      <text:p text:style-name="Text_20_body"><text:tab/>O GSM utiliza a estrutura celular, como mostra a Figura X.</text:p>
      <text:p text:style-name="Text_20_body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Arial2" svg:font-family="Arial" style:font-adornments="Itálico" style:font-family-generic="swiss" style:font-pitch="variable"/>
    <style:font-face style:name="Arial3" svg:font-family="Arial" style:font-adornments="Itálico Negrit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line-height="200%" fo:text-align="justify" style:justify-single-word="false"/>
      <style:text-properties style:font-name="Arial" style:font-size-asian="10.5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adrão_20_-_20_IFSC" style:display-name="Padrão - IFSC" style:family="paragraph" style:parent-style-name="Standard" style:auto-update="true" style:class="text" style:master-page-name="">
      <style:paragraph-properties fo:line-height="200%" fo:text-align="justify" style:justify-single-word="false" style:page-number="auto" fo:background-color="transparent" style:shadow="none">
        <style:tab-stops/>
        <style:background-image/>
      </style:paragraph-properties>
      <style:text-properties style:font-name="Arial" style:font-size-asian="10.5pt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line-height="200%" fo:text-align="justify" style:justify-single-word="false"/>
      <style:text-properties style:font-name="Arial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line-height="200%" fo:text-align="justify" style:justify-single-word="false" style:page-number="auto"/>
      <style:text-properties style:font-name="Arial3" fo:font-size="14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Ari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text-align="center" style:justify-single-word="false" style:page-number="auto"/>
      <style:text-properties style:font-name="Arial2" fo:font-size="12pt" fo:font-style="normal" style:font-weight-asian="normal" style:font-weight-complex="normal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eração_20_1_20_-_20_IFSC" style:display-name="Numeração 1 - IFSC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format="1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uno </meta:initial-creator>
    <meta:creation-date>2010-09-18T20:49:27</meta:creation-date>
    <dc:date>2010-09-19T11:17:20</dc:date>
    <dc:creator>bruno </dc:creator>
    <meta:editing-duration>PT14H27M35S</meta:editing-duration>
    <meta:editing-cycles>21</meta:editing-cycles>
    <meta:generator>BrOffice.org/3.2$Unix OpenOffice.org_project/320m12$Build-9483</meta:generator>
    <meta:document-statistic meta:table-count="0" meta:image-count="0" meta:object-count="0" meta:page-count="2" meta:paragraph-count="7" meta:word-count="55" meta:character-count="316"/>
  </office:meta>
</office:document-meta>
</file>